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caac"/>
    </style:style>
    <style:style style:name="P2" style:family="paragraph" style:parent-style-name="Standard">
      <style:text-properties officeooo:rsid="0011caac" officeooo:paragraph-rsid="0011caac"/>
    </style:style>
    <style:style style:name="P3" style:family="paragraph" style:parent-style-name="Standard">
      <style:text-properties officeooo:rsid="001442a0" officeooo:paragraph-rsid="001442a0"/>
    </style:style>
    <style:style style:name="P4" style:family="paragraph" style:parent-style-name="Standard">
      <style:text-properties officeooo:rsid="0015f7fa" officeooo:paragraph-rsid="0015f7fa"/>
    </style:style>
    <style:style style:name="P5" style:family="paragraph" style:parent-style-name="Standard">
      <style:text-properties officeooo:rsid="0017b280" officeooo:paragraph-rsid="0017b280"/>
    </style:style>
    <style:style style:name="P6" style:family="paragraph" style:parent-style-name="Standard">
      <style:paragraph-properties fo:break-before="page"/>
      <style:text-properties officeooo:rsid="0011caac" officeooo:paragraph-rsid="0011caac"/>
    </style:style>
    <style:style style:name="P7" style:family="paragraph" style:parent-style-name="Standard">
      <style:paragraph-properties fo:break-before="page"/>
      <style:text-properties officeooo:rsid="0017b280" officeooo:paragraph-rsid="0017b280"/>
    </style:style>
    <style:style style:name="T1" style:family="text">
      <style:text-properties officeooo:rsid="0011ca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/text:p>
      <text:p text:style-name="P1">#!/bin/bash</text:p>
      <text:p text:style-name="Standard"/>
      <text:p text:style-name="Standard">echo "podaj a"</text:p>
      <text:p text:style-name="Standard">read a</text:p>
      <text:p text:style-name="Standard">echo "podaj b"</text:p>
      <text:p text:style-name="Standard">read b</text:p>
      <text:p text:style-name="Standard"/>
      <text:p text:style-name="Standard">if [ $a -gt $b ] </text:p>
      <text:p text:style-name="Standard">then</text:p>
      <text:p text:style-name="Standard">echo 'zmienna a jest wieksza'</text:p>
      <text:p text:style-name="Standard">else</text:p>
      <text:p text:style-name="Standard">echo 'zmienna b jest wieksza'</text:p>
      <text:p text:style-name="Standard">fi</text:p>
      <text:p text:style-name="Standard"/>
      <text:p text:style-name="P2">2.</text:p>
      <text:p text:style-name="P2"/>
      <text:p text:style-name="P2">#!/bin/bash</text:p>
      <text:p text:style-name="P2"/>
      <text:p text:style-name="P2">echo "podaj a"</text:p>
      <text:p text:style-name="P2">read a</text:p>
      <text:p text:style-name="P2">echo "podaj b"</text:p>
      <text:p text:style-name="P2">read b</text:p>
      <text:p text:style-name="P2"/>
      <text:p text:style-name="P2">echo '1...'</text:p>
      <text:p text:style-name="P2">if [ $a -gt $b ] </text:p>
      <text:p text:style-name="P2">then</text:p>
      <text:p text:style-name="P2">echo 'zmienna a jest wieksza od b'</text:p>
      <text:p text:style-name="P2">else</text:p>
      <text:p text:style-name="P2">echo 'zmienna a nie jest wieksza od b'</text:p>
      <text:p text:style-name="P2">fi</text:p>
      <text:p text:style-name="P2"/>
      <text:p text:style-name="P2">echo '2...'</text:p>
      <text:p text:style-name="P2">if [ $a -eq $b ] </text:p>
      <text:p text:style-name="P2">then</text:p>
      <text:p text:style-name="P2">echo 'zmienna a jest rowna b'</text:p>
      <text:p text:style-name="P2">else</text:p>
      <text:p text:style-name="P2">echo 'zmienna a nie jest rowna b '</text:p>
      <text:p text:style-name="P2">fi</text:p>
      <text:p text:style-name="P2"/>
      <text:p text:style-name="P2">echo '3...'</text:p>
      <text:p text:style-name="P2">if [ $a -lt $b ] </text:p>
      <text:p text:style-name="P2">then</text:p>
      <text:p text:style-name="P2">echo 'zmienna a jest mniejsza od b'</text:p>
      <text:p text:style-name="P2">else</text:p>
      <text:p text:style-name="P2">echo 'zmienna a nie jest mniejsza od b '</text:p>
      <text:p text:style-name="P2">fi</text:p>
      <text:p text:style-name="P6">3.</text:p>
      <text:p text:style-name="P2">#!/bin/bash</text:p>
      <text:p text:style-name="P2"/>
      <text:p text:style-name="P2">echo "Wpisz cyfre"</text:p>
      <text:p text:style-name="P2">read a</text:p>
      <text:p text:style-name="P2">i=0</text:p>
      <text:p text:style-name="P2">while [ $i -le $a ] &amp;&amp; [ $a -lt 10 ]</text:p>
      <text:p text:style-name="P2">do</text:p>
      <text:p text:style-name="P2"/>
      <text:p text:style-name="P2">case $i in</text:p>
      <text:p text:style-name="P2">0) echo -e "zero " ;;</text:p>
      <text:p text:style-name="P2">1) echo -e "one " ;;</text:p>
      <text:p text:style-name="P2">2) echo -e "two " ;;</text:p>
      <text:p text:style-name="P2">3) echo -e "three " ;;</text:p>
      <text:p text:style-name="P2">4) echo -e "four " ;;</text:p>
      <text:p text:style-name="P2">5) echo -e "five " ;;</text:p>
      <text:p text:style-name="P2">6) echo -e "six " ;;</text:p>
      <text:p text:style-name="P2">7) echo -e "seven " ;;</text:p>
      <text:p text:style-name="P2">8) echo -e "eight " ;;</text:p>
      <text:p text:style-name="P2">9) echo -e "nine " ;;</text:p>
      <text:p text:style-name="P2">esac</text:p>
      <text:p text:style-name="P2">((i=i+1))</text:p>
      <text:p text:style-name="P2">done</text:p>
      <text:p text:style-name="P3"/>
      <text:p text:style-name="P3">4.</text:p>
      <text:p text:style-name="P3"/>
      <text:p text:style-name="P3">#!/bin/bash</text:p>
      <text:p text:style-name="P3"/>
      <text:p text:style-name="P3">echo "Wpisz cyfre"</text:p>
      <text:p text:style-name="P3">read a</text:p>
      <text:p text:style-name="P3">i=0</text:p>
      <text:p text:style-name="P3">until [ $i -eq $a ]</text:p>
      <text:p text:style-name="P3">do</text:p>
      <text:p text:style-name="P3"/>
      <text:p text:style-name="P3">case $i in</text:p>
      <text:p text:style-name="P3">0) echo -e "zero " ;;</text:p>
      <text:p text:style-name="P3">1) echo -e "one " ;;</text:p>
      <text:p text:style-name="P3">2) echo -e "two " ;;</text:p>
      <text:p text:style-name="P3">3) echo -e "three " ;;</text:p>
      <text:p text:style-name="P3">4) echo -e "four " ;;</text:p>
      <text:p text:style-name="P3">5) echo -e "five " ;;</text:p>
      <text:p text:style-name="P3">6) echo -e "six " ;;</text:p>
      <text:p text:style-name="P3">7) echo -e "seven " ;;</text:p>
      <text:p text:style-name="P3">8) echo -e "eight " ;;</text:p>
      <text:p text:style-name="P3">9) echo -e "nine " ;;</text:p>
      <text:p text:style-name="P3">esac</text:p>
      <text:p text:style-name="P3">((i=i+1))</text:p>
      <text:p text:style-name="P3">done</text:p>
      <text:p text:style-name="P3"/>
      <text:p text:style-name="P4"><text:soft-page-break/>5.</text:p>
      <text:p text:style-name="P4"/>
      <text:p text:style-name="P4">#!/bin/bash</text:p>
      <text:p text:style-name="P4"/>
      <text:p text:style-name="P4">echo "Wpisz cyfre"</text:p>
      <text:p text:style-name="P4">read a</text:p>
      <text:p text:style-name="P4"/>
      <text:p text:style-name="P4">for (( j=0; j&lt;=a; j++ ))</text:p>
      <text:p text:style-name="P4">do</text:p>
      <text:p text:style-name="P4">case $j in</text:p>
      <text:p text:style-name="P4">0) echo -e "zero " ;;</text:p>
      <text:p text:style-name="P4">1) echo -e "one " ;;</text:p>
      <text:p text:style-name="P4">2) echo -e "two " ;;</text:p>
      <text:p text:style-name="P4">3) echo -e "three " ;;</text:p>
      <text:p text:style-name="P4">4) echo -e "four " ;;</text:p>
      <text:p text:style-name="P4">5) echo -e "five " ;;</text:p>
      <text:p text:style-name="P4">6) echo -e "six " ;;</text:p>
      <text:p text:style-name="P4">7) echo -e "seven " ;;</text:p>
      <text:p text:style-name="P4">8) echo -e "eight " ;;</text:p>
      <text:p text:style-name="P4">9) echo -e "nine " ;;</text:p>
      <text:p text:style-name="P4">esac</text:p>
      <text:p text:style-name="P4"/>
      <text:p text:style-name="P4">done</text:p>
      <text:p text:style-name="P4"/>
      <text:p text:style-name="P5"/>
      <text:p text:style-name="P7">6.</text:p>
      <text:p text:style-name="P5"/>
      <text:p text:style-name="P5">#!/bin/bash</text:p>
      <text:p text:style-name="P5"/>
      <text:p text:style-name="P5">isint() {</text:p>
      <text:p text:style-name="P5"><text:tab/>if [[ $((input)) != $input ]] </text:p>
      <text:p text:style-name="P5"><text:tab/>then </text:p>
      <text:p text:style-name="P5"><text:tab/><text:tab/>return 1;</text:p>
      <text:p text:style-name="P5"><text:tab/>else</text:p>
      <text:p text:style-name="P5"><text:tab/><text:tab/>return 0;</text:p>
      <text:p text:style-name="P5"><text:tab/>fi</text:p>
      <text:p text:style-name="P5">}</text:p>
      <text:p text:style-name="P5"/>
      <text:p text:style-name="P5">sum=0</text:p>
      <text:p text:style-name="P5">i=0</text:p>
      <text:p text:style-name="P5">input=0</text:p>
      <text:p text:style-name="P5">while [ $input != "koniec" ] </text:p>
      <text:p text:style-name="P5">do</text:p>
      <text:p text:style-name="P5">read input</text:p>
      <text:p text:style-name="P5">if(isint -eq 1)</text:p>
      <text:p text:style-name="P5">then</text:p>
      <text:p text:style-name="P5"/>
      <text:p text:style-name="P5">sum=$((sum+$input))</text:p>
      <text:p text:style-name="P5">i=$((i+1))</text:p>
      <text:p text:style-name="P5">else</text:p>
      <text:p text:style-name="P5">echo not a number</text:p>
      <text:p text:style-name="P5">fi</text:p>
      <text:p text:style-name="P5"/>
      <text:p text:style-name="P5"/>
      <text:p text:style-name="P5">done</text:p>
      <text:p text:style-name="P5"/>
      <text:p text:style-name="P5">echo "scale=2;$sum/$i" | 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125" meta:word-count="415" meta:character-count="1667" meta:non-whitespace-character-count="1362"/>
  </office:meta>
</office:document-meta>
</file>